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ation orientée objet et interfaces graphiques</text:p>
      <text:p text:style-name="P1"><text:span text:style-name="T1"/></text:p>
      <text:p text:style-name="P2"><text:a xlink:type="simple" xlink:href="mailto:hf@liafa.univ-paris-diderot.fr"><text:span text:style-name="T1">hf@liafa.univ-paris-diderot.fr</text:span></text:a></text:p>
      <text:p text:style-name="P2"><text:a xlink:type="simple" xlink:href="http://www.liafa.univ-paris-diderot.fr/~hf/verif/ens/an14-15/poo/L3.POO.html"><text:span text:style-name="T1">http://www.liafa.univ-paris-diderot.fr/~hf/verif/ens/an14-15/poo/L3.POO.html</text:span></text:a></text:p>
      <text:p text:style-name="P2"><text:span text:style-name="T1"/></text:p>
      <text:p text:style-name="P2"><text:span text:style-name="T1">POOIG : pas encore créé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Gallais-Jimenez</meta:initial-creator>
    <meta:creation-date>2014-09-19T08:31:35.59</meta:creation-date>
    <dc:date>2014-09-19T09:00:50.56</dc:date>
    <dc:creator>Maxime Gallais-Jimenez</dc:creator>
    <meta:editing-duration>PT29M15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4" meta:word-count="13" meta:character-count="182"/>
  </office:meta>
</office:document-meta>
</file>